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47,146,004,586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8,019,265,625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7,134,799,974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7,917,704,900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5,909,040,265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2,679,745,297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9,306,235,826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5,839,749,198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1,565,720,044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8,648,373,312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9,788,515,873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6,737,071,816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4,451,902,467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1,964,484,667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0,297,483,481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8,937,567,059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8,728,038,525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7,438,189,100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9,088,046,305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4,711,259,427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6,215,716,712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6,091,061,291.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5,772,020,526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2:27:47.731333392</dc:date>
    <meta:editing-duration>PT1H20M8S</meta:editing-duration>
    <meta:editing-cycles>45</meta:editing-cycles>
    <meta:generator>LibreOffice/7.2.6.2$Linux_X86_64 LibreOffice_project/20$Build-2</meta:generator>
    <meta:document-statistic meta:table-count="1" meta:cell-count="48" meta:object-count="0"/>
  </office:meta>
</office:document-meta>
</file>